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line-height="200%" fo:background-color="#ffffff">
        <style:background-image/>
      </style:paragraph-properties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background-color="#ffff00"/>
    </style:style>
    <style:style style:name="P4" style:family="paragraph" style:parent-style-name="Standard">
      <style:paragraph-properties fo:orphans="0" fo:widows="0" fo:background-color="#ffffff">
        <style:background-image/>
      </style:paragraph-properties>
    </style:style>
    <style:style style:name="P5" style:family="paragraph" style:parent-style-name="Standard" style:list-style-name="WWNum3">
      <style:paragraph-properties fo:margin-left="1.27cm" fo:margin-right="0cm" fo:line-height="200%" fo:text-indent="-0.635cm" style:auto-text-indent="false" fo:background-color="#ffffff">
        <style:background-image/>
      </style:paragraph-properties>
    </style:style>
    <style:style style:name="P6" style:family="paragraph" style:parent-style-name="Standard" style:list-style-name="WWNum2">
      <style:paragraph-properties fo:margin-left="1.27cm" fo:margin-right="0cm" fo:line-height="200%" fo:text-indent="-0.635cm" style:auto-text-indent="false" fo:background-color="#ffffff">
        <style:background-image/>
      </style:paragraph-properties>
    </style:style>
    <style:style style:name="P7" style:family="paragraph" style:parent-style-name="Standard" style:list-style-name="WWNum4">
      <style:paragraph-properties fo:margin-left="1.27cm" fo:margin-right="0cm" fo:line-height="200%" fo:text-indent="-0.635cm" style:auto-text-indent="false" fo:background-color="#ffffff">
        <style:background-image/>
      </style:paragraph-properties>
    </style:style>
    <style:style style:name="P8" style:family="paragraph" style:parent-style-name="Standard" style:list-style-name="WWNum4">
      <style:paragraph-properties fo:margin-left="1.27cm" fo:margin-right="0cm" fo:line-height="200%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margin-top="0.706cm" fo:margin-bottom="0cm" fo:line-height="100%" fo:text-indent="-0.635cm" style:auto-text-indent="false" fo:background-color="#ffffff">
        <style:background-image/>
      </style:paragraph-properties>
    </style:style>
    <style:style style:name="P10" style:family="paragraph" style:parent-style-name="Standard">
      <style:paragraph-properties fo:break-before="page" fo:background-color="#ffffff">
        <style:background-image/>
      </style:paragraph-properties>
    </style:style>
    <style:style style:name="P11" style:family="paragraph" style:parent-style-name="Standard">
      <style:paragraph-properties fo:line-height="200%" fo:break-before="page" fo:background-color="#ffffff">
        <style:background-image/>
      </style:paragraph-properties>
    </style:style>
    <style:style style:name="P12" style:family="paragraph" style:parent-style-name="Standard" style:list-style-name="">
      <style:paragraph-properties fo:margin-left="0cm" fo:margin-right="0cm" fo:margin-top="0.706cm" fo:margin-bottom="0cm" fo:line-height="100%" fo:text-indent="0cm" style:auto-text-indent="false" fo:background-color="#ffffff">
        <style:background-image/>
      </style:paragraph-properties>
    </style:style>
    <style:style style:name="P13" style:family="paragraph" style:parent-style-name="Standard" style:list-style-name="">
      <style:paragraph-properties fo:margin-left="1.905cm" fo:margin-right="0cm" fo:line-height="200%" fo:text-indent="0cm" style:auto-text-indent="false" fo:background-color="#ffffff">
        <style:background-image/>
      </style:paragraph-properties>
    </style:style>
    <style:style style:name="P14" style:family="paragraph" style:parent-style-name="Standard" style:list-style-name="">
      <style:paragraph-properties fo:margin-left="1.905cm" fo:margin-right="0cm" fo:line-height="200%" fo:text-indent="0cm" style:auto-text-indent="false"/>
    </style:style>
    <style:style style:name="P15" style:family="paragraph" style:parent-style-name="Standard" style:list-style-name="">
      <style:paragraph-properties fo:margin-left="1.905cm" fo:margin-right="0cm" fo:margin-top="0.706cm" fo:margin-bottom="0cm" fo:line-height="100%" fo:text-indent="0cm" style:auto-text-indent="false" fo:background-color="#ffffff">
        <style:background-image/>
      </style:paragraph-properties>
    </style:style>
    <style:style style:name="P16" style:family="paragraph" style:parent-style-name="Standard" style:list-style-name="">
      <style:paragraph-properties fo:margin-left="1.27cm" fo:margin-right="0cm" fo:margin-top="0.706cm" fo:margin-bottom="0cm" fo:line-height="100%" fo:text-indent="0cm" style:auto-text-indent="false" fo:background-color="#ffffff">
        <style:background-image/>
      </style:paragraph-properties>
    </style:style>
    <style:style style:name="P17" style:family="paragraph" style:parent-style-name="Heading_20_1" style:master-page-name="Standard">
      <style:paragraph-properties fo:margin-top="0.353cm" fo:margin-bottom="0cm" fo:orphans="0" fo:widows="0" style:page-number="auto" fo:background-color="#ffffff">
        <style:background-image/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#ffff00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_5hr2j1mnttbs"/>EXAMEN DE LA SEGUNDA EVALUACIÓN SISTEMAS</text:h>
      <text:p text:style-name="P1"/>
      <text:p text:style-name="P1">FECHA: 02/04/2018<text:tab/><text:tab/><text:tab/><text:tab/><text:tab/><text:tab/>DURACIÓN: 1,5 HORAS</text:p>
      <text:p text:style-name="P1"/>
      <text:p text:style-name="P1">EJERCICIOS ELIMINATORIO EN PAPEL</text:p>
      <text:p text:style-name="P1"/>
      <text:p text:style-name="P1">NOMBRE: __________________________________________________________</text:p>
      <text:p text:style-name="P1"/>
      <text:p text:style-name="P1">Nota: Las preguntas (cada apartado) se valorarán como bien o como mal, no habiendo puntuaciones intermedias.</text:p>
      <text:p text:style-name="P1">Nota 2: No se pueden usar folios adicionales.</text:p>
      <text:p text:style-name="P1">Nota 3: Todos los ejercicios se refieren al sistema operativo GNU/Linux</text:p>
      <text:p text:style-name="P1">Nota 4: Para poder optar a la parte práctica es necesario obtener una nota mínima de 5,00.</text:p>
      <text:p text:style-name="P1"/>
      <text:p text:style-name="P1">1.- ¿Para qué sirven los siguientes comandos?</text:p>
      <text:p text:style-name="P1"/>
      <text:list xml:id="list5686483019047326204" text:style-name="WWNum3">
        <text:list-item>
          <text:p text:style-name="P5">Ls<text:span text:style-name="T1">; </text:span><text:span text:style-name="T2">lista <text:s/></text:span></text:p>
        </text:list-item>
        <text:list-item>
          <text:p text:style-name="P5">pwd<text:span text:style-name="T1">;</text:span><text:span text:style-name="T2"> muestra el directorio actual</text:span></text:p>
        </text:list-item>
        <text:list-item>
          <text:p text:style-name="P5">chmod;<text:span text:style-name="T1"> </text:span><text:span text:style-name="T2">cambia permisos</text:span></text:p>
        </text:list-item>
        <text:list-item>
          <text:p text:style-name="P5">cp;<text:span text:style-name="T1"> </text:span><text:span text:style-name="T2">copiar archivos</text:span></text:p>
        </text:list-item>
        <text:list-item>
          <text:p text:style-name="P5">touch;<text:span text:style-name="T1"> </text:span><text:span text:style-name="T2">actualiza fecha de último acceso al archivo</text:span></text:p>
        </text:list-item>
        <text:list-item>
          <text:p text:style-name="P5">nohub</text:p>
        </text:list-item>
        <text:list-item>
          <text:p text:style-name="P5">mv<text:span text:style-name="T1">; </text:span><text:span text:style-name="T2">mover archivo</text:span></text:p>
        </text:list-item>
        <text:list-item>
          <text:p text:style-name="P5">bg<text:span text:style-name="T1">; </text:span><text:span text:style-name="T2">mover proceso a segundo plano</text:span></text:p>
        </text:list-item>
        <text:list-item>
          <text:p text:style-name="P5">echo<text:span text:style-name="T1">; </text:span><text:span text:style-name="T2">visualiza por pantalla</text:span></text:p>
        </text:list-item>
        <text:list-item>
          <text:p text:style-name="P5">ps<text:span text:style-name="T1">; </text:span><text:span text:style-name="T2">lista procesos</text:span></text:p>
        </text:list-item>
      </text:list>
      <text:p text:style-name="P2"/>
      <text:p text:style-name="P1"/>
      <text:p text:style-name="P1"/>
      <text:p text:style-name="P10">2.- Qué comando utilizaría para:</text:p>
      <text:p text:style-name="P1"/>
      <text:list xml:id="list4926232106262641092" text:style-name="WWNum2">
        <text:list-item>
          <text:p text:style-name="P6">Obtener las últimas líneas de un fichero; <text:span text:style-name="T3">tail</text:span></text:p>
        </text:list-item>
        <text:list-item>
          <text:p text:style-name="P6">Contar la líneas de un fichero; <text:span text:style-name="T3">wc</text:span></text:p>
        </text:list-item>
        <text:list-item>
          <text:p text:style-name="P6">Mostrar el manual de ayuda de un comando; <text:span text:style-name="T3">man [comando]</text:span></text:p>
        </text:list-item>
        <text:list-item>
          <text:p text:style-name="P6">Matar un proceso; <text:span text:style-name="T3">kill proceso</text:span></text:p>
        </text:list-item>
        <text:list-item>
          <text:p text:style-name="P6">Saber la fecha actual del sistema; <text:span text:style-name="T3">date</text:span></text:p>
        </text:list-item>
        <text:list-item>
          <text:p text:style-name="P6">Crear un directorio; <text:span text:style-name="T3">mkdir</text:span></text:p>
        </text:list-item>
        <text:list-item>
          <text:p text:style-name="P6">Filtrar las líneas de un fichero (cortar horizontalmente); <text:span text:style-name="T3">grep</text:span></text:p>
        </text:list-item>
        <text:list-item>
          <text:p text:style-name="P6">Filtrar las columnas (campos o caractéres) de un fichero (cortar verticalmente); <text:span text:style-name="T3">cut</text:span></text:p>
        </text:list-item>
        <text:list-item>
          <text:p text:style-name="P6">Mostrar un fichero paginado; l<text:span text:style-name="T3">ess/more</text:span></text:p>
        </text:list-item>
        <text:list-item>
          <text:p text:style-name="P6">Eliminar líneas duplicadas; <text:span text:style-name="T3">uniq</text:span></text:p>
        </text:list-item>
      </text:list>
      <text:p text:style-name="P2"/>
      <text:p text:style-name="P2">3.- Reescriba la siguiente instrucción usando permisos en notación simbólica.</text:p>
      <text:p text:style-name="P2">$ chmod 27 ./kk</text:p>
      <text:p text:style-name="P2"/>
      <text:p text:style-name="P2"/>
      <text:p text:style-name="P2"/>
      <text:p text:style-name="P2"><text:line-break/><text:line-break/></text:p>
      <text:p text:style-name="P11">4.- (2 puntos) ¿Cómo podría crear un comando llamado “listar” que cuando se invoque llame a “/bin/ls”?</text:p>
      <text:p text:style-name="P2">Nota: La invocación se hará de la siguiente forma:</text:p>
      <text:p text:style-name="P2">$ listar</text:p>
      <text:p text:style-name="P2">Nota: Debe indicar las cuatro formas diferentes, no variaciones similares, que se han explicado en el curso.</text:p>
      <text:p text:style-name="P2"><text:span text:style-name="T3">Alias listar=/bin/ls</text:span></text:p>
      <text:p text:style-name="P2"><text:span text:style-name="T3">Script listar que sea ls</text:span></text:p>
      <text:p text:style-name="P2"><text:span text:style-name="T3">Crear enlace simbólico a /bin/l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5.- <text:s/>Escriba de forma abreviada una instrucción que haga lo mismo que:</text:p>
      <text:p text:style-name="P1"/>
      <text:p text:style-name="P1">$ mkdir x x/1 x/2 x/3 x/1/a x/1/b x/1/c x/2/a x/2/b x/2/c x/3/a x/3/b x/3/c</text:p>
      <text:p text:style-name="P1"/>
      <text:p text:style-name="P1"><text:span text:style-name="T3">mkdir -p x/{1..3}/{a..c}</text:span></text:p>
      <text:p text:style-name="P1"/>
      <text:p text:style-name="P1"/>
      <text:p text:style-name="P1"/>
      <text:p text:style-name="P1"/>
      <text:p text:style-name="P1"/>
      <text:p text:style-name="P10">6.- ¿Qué seleccionan las siguientes expresiones regulares?</text:p>
      <text:p text:style-name="P1"/>
      <text:p text:style-name="P1"/>
      <text:list xml:id="list8024046435112774192" text:style-name="WWNum4">
        <text:list-item>
          <text:p text:style-name="P7">“^.[0-9]{2,5}$” </text:p>
        </text:list-item>
      </text:list>
      <text:p text:style-name="P13"><text:span text:style-name="T3">Palabras que comiencen por un carácter termine con de 2 a 5 digitos.</text:span></text:p>
      <text:list xml:id="list32724488" text:continue-numbering="true" text:style-name="WWNum4">
        <text:list-item>
          <text:p text:style-name="P8">“.[0-9]{2,5}” </text:p>
        </text:list-item>
      </text:list>
      <text:p text:style-name="P14"><text:span text:style-name="T3">Palabras que contengan un carácter y de 2 a 5 digitos.</text:span></text:p>
      <text:list xml:id="list32730688" text:continue-numbering="true" text:style-name="WWNum4">
        <text:list-item>
          <text:p text:style-name="P7">“([0-9].[0-9])\1”</text:p>
        </text:list-item>
      </text:list>
      <text:p text:style-name="P13"><text:span text:style-name="T2">Dígito, carácter, dígito, repetido</text:span></text:p>
      <text:list xml:id="list32719890" text:continue-numbering="true" text:style-name="WWNum4">
        <text:list-item>
          <text:p text:style-name="P7">“^$”<text:span text:style-name="T1"> </text:span></text:p>
        </text:list-item>
      </text:list>
      <text:p text:style-name="P13"><text:span text:style-name="T2">Imprime una líneas vacías.</text:span></text:p>
      <text:p text:style-name="P2"/>
      <text:p text:style-name="P1"/>
      <text:p text:style-name="P1"/>
      <text:p text:style-name="P1"/>
      <text:p text:style-name="P1">7.- Suponga que ejecutamos las siguientes instrucciones y que producen las salidas a pantalla que se muestran debajo de cada una de ellas:</text:p>
      <text:p text:style-name="P1"/>
      <text:p text:style-name="P1">$ cat /etc/passwd</text:p>
      <text:p text:style-name="P1">zayas:x:1000:1000:Zayas:/home/users/zayas:/bin/bash</text:p>
      <text:p text:style-name="P1">usuario:x:1001:1001:Usuario,,,:/home/users/usuario:/bin/bash</text:p>
      <text:p text:style-name="P1">mongodb:x:115:65534::/home/users/mongodb:/bin/false</text:p>
      <text:p text:style-name="P1">sshd:x:116:65534::/var/run/sshd:/usr/sbin/nologin</text:p>
      <text:p text:style-name="P1">$ pwd</text:p>
      <text:p text:style-name="P1">/home/users/usuario</text:p>
      <text:p text:style-name="P1">$ whoami</text:p>
      <text:p text:style-name="P1">zayas</text:p>
      <text:p text:style-name="P1"/>
      <text:p text:style-name="P1">Responda a las siguientes preguntas:</text:p>
      <text:p text:style-name="P1"/>
      <text:list xml:id="list6956467688878046039" text:style-name="WWNum1">
        <text:list-item>
          <text:p text:style-name="P9">¿Cuál es el directorio de trabajo (directorio “home”) del usuario conectado?</text:p>
        </text:list-item>
      </text:list>
      <text:p text:style-name="P15"><text:span text:style-name="T3">/home/users/zayas</text:span></text:p>
      <text:list xml:id="list32732123" text:continue-numbering="true" text:style-name="WWNum1">
        <text:list-item>
          <text:p text:style-name="P9">¿Cómo listaría con trayectoria relativa el directorio de trabajo del usuario conectado?</text:p>
        </text:list-item>
      </text:list>
      <text:p text:style-name="P12"><text:soft-page-break/><text:tab/><text:span text:style-name="T3">ls ../zayas</text:span></text:p>
      <text:list xml:id="list32729781" text:continue-numbering="true" text:style-name="WWNum1">
        <text:list-item>
          <text:p text:style-name="P9">¿Cómo listaría con trayectoria absoluta el directorio de trabajo del usuario conectado?</text:p>
        </text:list-item>
      </text:list>
      <text:p text:style-name="P16"><text:span text:style-name="T3"><text:s/>ls /home/users/zayas</text:span></text:p>
      <text:list xml:id="list32728499" text:continue-numbering="true" text:style-name="WWNum1">
        <text:list-item>
          <text:p text:style-name="P9">¿Cómo listaría el directorio de trabajo del usuario conectado si no supiera cuál es ese directorio?</text:p>
        </text:list-item>
      </text:list>
      <text:p text:style-name="P16"><text:span text:style-name="T3">ls ~</text:span></text:p>
      <text:p text:style-name="P1"/>
      <text:p text:style-name="P1"/>
      <text:p text:style-name="P1"/>
      <text:p text:style-name="P1"/>
      <text:p text:style-name="P1">8.- ¿Qué hace la siguiente instrucción?</text:p>
      <text:p text:style-name="P1"/>
      <text:p text:style-name="P1">$ cat /etc/passwd | cut -c1 | tr ‘a-z’ ‘A-Z’ <text:s/>&gt; kk</text:p>
      <text:p text:style-name="P1"/>
      <text:p text:style-name="P1"><text:span text:style-name="T3">Crea un fichero con el primer char en mayúscula de cada usuario.</text:span></text:p>
      <text:p text:style-name="P3"/>
      <text:p text:style-name="P1"/>
      <text:p text:style-name="P1"/>
      <text:p text:style-name="P1"/>
      <text:p text:style-name="P1"/>
      <text:p text:style-name="P1"/>
      <text:p text:style-name="P1">9.- Escriba una única instrucción que muestre la última letra del nombre de cada usuario.</text:p>
      <text:p text:style-name="P1"/>
      <text:p text:style-name="P1"><text:span text:style-name="T3">cat /etc/passwd | cut -f1 -d: | grep -o .$</text:span></text:p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s" fo:country="ES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5%" fo:text-align="start" style:justify-single-word="false" fo:orphans="0" fo:widows="0" style:writing-mode="lr-tb"/>
      <style:text-properties fo:color="#00000a" style:font-name="Arial" fo:font-size="11pt" fo:language="es" fo:country="ES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353cm" fo:margin-bottom="0cm" fo:line-height="100%" fo:keep-together="auto" fo:orphans="0" fo:widows="0" fo:keep-with-next="always" style:writing-mode="lr-tb"/>
      <style:text-properties fo:color="#00000a" style:font-name="Trebuchet MS1" fo:font-size="16pt" fo:language="es" fo:country="ES" style:font-name-asian="Trebuchet MS2" style:font-size-asian="16pt" style:language-asian="zh" style:country-asian="CN" style:font-name-complex="Trebuchet MS2" style:font-size-complex="16pt" style:language-complex="hi" style:country-complex="IN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cm" fo:line-height="100%" fo:keep-together="auto" fo:orphans="0" fo:widows="0" fo:keep-with-next="always" style:writing-mode="lr-tb"/>
      <style:text-properties fo:color="#00000a" style:font-name="Trebuchet MS1" fo:font-size="13pt" fo:language="es" fo:country="ES" fo:font-weight="normal" style:font-name-asian="Trebuchet MS2" style:font-size-asian="13pt" style:language-asian="zh" style:country-asian="CN" style:font-weight-asian="normal" style:font-name-complex="Trebuchet MS2" style:font-size-complex="13pt" style:language-complex="hi" style:country-complex="I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82cm" fo:margin-bottom="0cm" fo:line-height="100%" fo:keep-together="auto" fo:orphans="0" fo:widows="0" fo:keep-with-next="always" style:writing-mode="lr-tb"/>
      <style:text-properties fo:color="#666666" style:font-name="Trebuchet MS1" fo:font-size="12pt" fo:language="es" fo:country="ES" fo:font-weight="normal" style:font-name-asian="Trebuchet MS2" style:font-size-asian="12pt" style:language-asian="zh" style:country-asian="CN" style:font-weight-asian="normal" style:font-name-complex="Trebuchet MS2" style:font-size-complex="12pt" style:language-complex="hi" style:country-complex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82cm" fo:margin-bottom="0cm" fo:line-height="100%" fo:keep-together="auto" fo:orphans="0" fo:widows="0" fo:keep-with-next="always" style:writing-mode="lr-tb"/>
      <style:text-properties fo:color="#666666" style:font-name="Trebuchet MS1" fo:font-size="11pt" fo:language="es" fo:country="ES" style:text-underline-style="solid" style:text-underline-width="auto" style:text-underline-color="font-color" style:font-name-asian="Trebuchet MS2" style:font-size-asian="11pt" style:language-asian="zh" style:country-asian="CN" style:font-name-complex="Trebuchet MS2" style:font-size-complex="11pt" style:language-complex="hi" style:country-complex="IN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82cm" fo:margin-bottom="0cm" fo:line-height="100%" fo:keep-together="auto" fo:orphans="0" fo:widows="0" fo:keep-with-next="always" style:writing-mode="lr-tb"/>
      <style:text-properties fo:color="#666666" style:font-name="Trebuchet MS1" fo:font-size="11pt" fo:language="es" fo:country="ES" style:font-name-asian="Trebuchet MS2" style:font-size-asian="11pt" style:language-asian="zh" style:country-asian="CN" style:font-name-complex="Trebuchet MS2" style:font-size-complex="11pt" style:language-complex="hi" style:country-complex="IN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282cm" fo:margin-bottom="0cm" fo:line-height="100%" fo:keep-together="auto" fo:orphans="0" fo:widows="0" fo:keep-with-next="always" style:writing-mode="lr-tb"/>
      <style:text-properties fo:color="#666666" style:font-name="Trebuchet MS1" fo:font-size="11pt" fo:language="es" fo:country="ES" fo:font-style="italic" style:font-name-asian="Trebuchet MS2" style:font-size-asian="11pt" style:language-asian="zh" style:country-asian="CN" style:font-style-asian="italic" style:font-name-complex="Trebuchet MS2" style:font-size-complex="11pt" style:language-complex="hi" style:country-complex="IN"/>
    </style:style>
    <style:style style:name="Title" style:family="paragraph" style:next-style-name="Subtitle" style:default-outline-level="" style:list-style-name="" style:class="chapter">
      <style:paragraph-properties fo:margin-top="0cm" fo:margin-bottom="0cm" fo:line-height="100%" fo:text-align="start" style:justify-single-word="false" fo:keep-together="auto" fo:keep-with-next="always"/>
      <style:text-properties style:font-name="Trebuchet MS" fo:font-size="21pt" fo:font-weight="bold" style:font-name-asian="Trebuchet MS2" style:font-size-asian="21pt" style:font-weight-asian="bold" style:font-name-complex="Trebuchet MS2" style:font-size-complex="21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353cm" fo:line-height="100%" fo:text-align="start" style:justify-single-word="false" fo:keep-together="auto" fo:keep-with-next="always"/>
      <style:text-properties fo:color="#000000" style:font-name="Trebuchet MS" fo:font-size="13pt" fo:font-style="normal" style:font-name-asian="Trebuchet MS2" style:font-size-asian="13pt" style:font-style-asian="normal" style:font-name-complex="Trebuchet MS2" style:font-size-complex="13pt" style:font-style-complex="italic"/>
    </style:style>
    <style:style style:name="LO-normal" style:family="paragraph" style:default-outline-level="" style:list-style-name="">
      <style:paragraph-properties fo:text-align="start" style:justify-single-word="false" fo:orphans="2" fo:widows="2" style:writing-mode="lr-tb"/>
      <style:text-properties fo:color="#00000a" style:font-name="Arial" fo:font-size="11pt" fo:language="es" fo:country="ES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7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3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3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3" style:num-suffix=".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3" style:num-suffix="." style:num-format="i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3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3" style:num-suffix="." style:num-format="i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3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3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3" style:num-suffix=".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3" style:num-suffix="." style:num-format="i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3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3" style:num-suffix="." style:num-format="i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7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3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3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3" style:num-suffix=".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3" style:num-suffix="." style:num-format="i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3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3" style:num-suffix="." style:num-format="i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7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3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3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3" style:num-suffix=".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3" style:num-suffix="." style:num-format="i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3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3" style:num-suffix="." style:num-format="i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58" style:layout-grid-base-height="0.404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es-ES</dc:language>
    <dc:date>2019-02-17T12:51:54.62</dc:date>
    <meta:editing-cycles>8</meta:editing-cycles>
    <meta:editing-duration>PT1M33S</meta:editing-duration>
    <meta:generator>OpenOffice/4.1.6$Win32 OpenOffice.org_project/416m1$Build-9790</meta:generator>
    <meta:document-statistic meta:table-count="0" meta:image-count="0" meta:object-count="0" meta:page-count="5" meta:paragraph-count="76" meta:word-count="520" meta:character-count="3335"/>
  </office:meta>
</office:document-meta>
</file>